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878in"/>
    </style:style>
    <style:style style:name="co3" style:family="table-column">
      <style:table-column-properties fo:break-before="auto" style:column-width="4.270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00ff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5,P24,P23</text:p>
          </table:table-cell>
          <table:table-cell office:value-type="string" calcext:value-type="string">
            <text:p>SMA_EDGE:SMA_E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AD986:CP_64_3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66BCPZ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1,C2,C3,C4,C9,C10,C11,C15,C16</text:span>,<text:span text:style-name="T2">C21</text:span>,<text:span text:style-name="T2">C23</text:span>,<text:span text:style-name="T2">C24,C26,C27</text:span>,<text:span text:style-name="T1">C28,C29,C30</text:span></text:p>
          </table:table-cell>
          <table:table-cell office:value-type="string" calcext:value-type="string">
            <text:p>SMD_Packages:SM08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5,C6,C7,C8,C12,C13,C14,C17,C18</text:p>
          </table:table-cell>
          <table:table-cell office:value-type="string" calcext:value-type="string">
            <text:p>SMD_Packages:SM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UF <text:s/>Rob substituted 10UF Ceramic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19,C20</text:span>,<text:span text:style-name="T2">C22</text:span></text:p>
          </table:table-cell>
          <table:table-cell office:value-type="string" calcext:value-type="string">
            <text:p>SMD_Packages:SM1206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 <text:s/>Rob substituted 33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25</text:p>
          </table:table-cell>
          <table:table-cell office:value-type="string" calcext:value-type="string">
            <text:p>SMD_Packages: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SOD:SOD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D3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1,L2,L3,L4</text:p>
          </table:table-cell>
          <table:table-cell office:value-type="string" calcext:value-type="string">
            <text:p>SMD_Packages:SM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SILABS:Si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10 73.7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R1</text:p>
          </table:table-cell>
          <table:table-cell office:value-type="string" calcext:value-type="string">
            <text:p>SMD_Packages: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SMD_Packages: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R6,R7</text:p>
          </table:table-cell>
          <table:table-cell office:value-type="string" calcext:value-type="string">
            <text:p>SMD_Packages: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2,T3</text:p>
          </table:table-cell>
          <table:table-cell office:value-type="string" calcext:value-type="string">
            <text:p>MINICKTS:minicircuits-CD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_ADT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U2,U3</text:p>
          </table:table-cell>
          <table:table-cell office:value-type="string" calcext:value-type="string">
            <text:p>SMD_Packages:SOT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117ST33T3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8,P13,P20,P6,P14,P19</text:p>
          </table:table-cell>
          <table:table-cell office:value-type="string" calcext:value-type="string">
            <text:p>Measurement_Points:Measurement_Point_Round-TH_Sm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9,P10,P22</text:p>
          </table:table-cell>
          <table:table-cell office:value-type="string" calcext:value-type="string">
            <text:p>Measurement_Points:Measurement_Point_Round-SMD-Pad_Sm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INICKTS:minicircuits-CD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_ADT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CN1</text:p>
          </table:table-cell>
          <table:table-cell office:value-type="string" calcext:value-type="string">
            <text:p>BEMICRO:MEC6-140-02-X-D-R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6-140_CONNECTOR_BEMICR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s: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2">Red font for surface mount front</text:span>, <text:span text:style-name="T1">Blue font for surface mount back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16:37:51.752124671</dc:date>
    <dc:creator>frohro </dc:creator>
    <meta:generator>LibreOffice/4.2.4.2$Linux_X86_64 LibreOffice_project/420m0$Build-2</meta:generator>
    <meta:editing-duration>PT17M31S</meta:editing-duration>
    <meta:editing-cycles>3</meta:editing-cycles>
    <meta:document-statistic meta:table-count="1" meta:cell-count="102" meta:object-count="0"/>
  </office:meta>
</office:document-meta>
</file>